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936875cm"/>
    </style:style>
    <style:style style:name="co2" style:family="table-column">
      <style:table-column-properties fo:break-before="auto" style:column-width="3.14854166666667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Blad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number-columns-repeated="8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1">
            <text:p>FROM / TO</text:p>
          </table:table-cell>
          <table:table-cell office:value-type="string" table:style-name="ce1">
            <text:p>MACARONI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PENNE</text:p>
          </table:table-cell>
          <table:table-cell office:value-type="string" table:style-name="ce1">
            <text:p>HORENTJE</text:p>
          </table:table-cell>
          <table:table-cell office:value-type="string" table:style-name="ce1">
            <text:p>ZITTI</text:p>
          </table:table-cell>
          <table:table-cell office:value-type="string" table:style-name="ce1">
            <text:p>SPIRELLI</text:p>
          </table:table-cell>
          <table:table-cell office:value-type="string" table:style-name="ce1">
            <text:p>VERMICELLI</text:p>
          </table:table-cell>
          <table:table-cell office:value-type="string" table:style-name="ce1">
            <text:p>Other</text:p>
          </table:table-cell>
          <table:table-cell office:value-type="string" table:style-name="ce1">
            <text:p>ELLEBOOGJES</text:p>
          </table:table-cell>
          <table:table-cell office:value-type="string" table:style-name="ce1">
            <text:p>MIE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CARONI</text:p>
          </table:table-cell>
          <table:table-cell office:value-type="float" office:value="863.69147070957104" table:style-name="ce1">
            <text:p>863.6914707</text:p>
          </table:table-cell>
          <table:table-cell office:value-type="float" office:value="171.567708333333" table:style-name="ce1">
            <text:p>171.5677083</text:p>
          </table:table-cell>
          <table:table-cell office:value-type="float" office:value="2195.7785857399199" table:style-name="ce1">
            <text:p>2195.778586</text:p>
          </table:table-cell>
          <table:table-cell office:value-type="float" office:value="2398.7008798012198" table:style-name="ce1">
            <text:p>2398.70088</text:p>
          </table:table-cell>
          <table:table-cell office:value-type="float" office:value="2723.43002804761" table:style-name="ce1">
            <text:p>2723.430028</text:p>
          </table:table-cell>
          <table:table-cell office:value-type="float" office:value="3316.76311243895" table:style-name="ce1">
            <text:p>3316.763112</text:p>
          </table:table-cell>
          <table:table-cell office:value-type="float" office:value="3806.3496084671901" table:style-name="ce1">
            <text:p>3806.349608</text:p>
          </table:table-cell>
          <table:table-cell office:value-type="float" office:value="3699.5617296793098" table:style-name="ce1">
            <text:p>3699.56173</text:p>
          </table:table-cell>
          <table:table-cell office:value-type="float" office:value="2258.40805002563" table:style-name="ce1">
            <text:p>2258.40805</text:p>
          </table:table-cell>
          <table:table-cell office:value-type="float" office:value="4797.1223357399203" table:style-name="ce1">
            <text:p>4797.12233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ONE</text:p>
          </table:table-cell>
          <table:table-cell office:value-type="float" office:value="692.12376237623801" table:style-name="ce1">
            <text:p>692.1237624</text:p>
          </table:table-cell>
          <table:table-cell office:value-type="float" office:value="0" table:style-name="ce1">
            <text:p>0</text:p>
          </table:table-cell>
          <table:table-cell office:value-type="float" office:value="533.65625" table:style-name="ce1">
            <text:p>533.65625</text:p>
          </table:table-cell>
          <table:table-cell office:value-type="float" office:value="736.57854406130298" table:style-name="ce1">
            <text:p>736.5785441</text:p>
          </table:table-cell>
          <table:table-cell office:value-type="float" office:value="1061.3076923076901" table:style-name="ce1">
            <text:p>1061.307692</text:p>
          </table:table-cell>
          <table:table-cell office:value-type="float" office:value="1654.6407766990301" table:style-name="ce1">
            <text:p>1654.640777</text:p>
          </table:table-cell>
          <table:table-cell office:value-type="float" office:value="2144.2272727272698" table:style-name="ce1">
            <text:p>2144.227273</text:p>
          </table:table-cell>
          <table:table-cell office:value-type="float" office:value="2037.4393939393899" table:style-name="ce1">
            <text:p>2037.439394</text:p>
          </table:table-cell>
          <table:table-cell office:value-type="float" office:value="596.28571428571399" table:style-name="ce1">
            <text:p>596.2857143</text:p>
          </table:table-cell>
          <table:table-cell office:value-type="float" office:value="3135" table:style-name="ce1">
            <text:p>313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ENNE</text:p>
          </table:table-cell>
          <table:table-cell office:value-type="float" office:value="2590.5496769115298" table:style-name="ce1">
            <text:p>2590.549677</text:p>
          </table:table-cell>
          <table:table-cell office:value-type="float" office:value="407.87128712871299" table:style-name="ce1">
            <text:p>407.8712871</text:p>
          </table:table-cell>
          <table:table-cell office:value-type="float" office:value="941.52753712871299" table:style-name="ce1">
            <text:p>941.5275371</text:p>
          </table:table-cell>
          <table:table-cell office:value-type="float" office:value="2635.0044585966002" table:style-name="ce1">
            <text:p>2635.004459</text:p>
          </table:table-cell>
          <table:table-cell office:value-type="float" office:value="2959.73360684299" table:style-name="ce1">
            <text:p>2959.733607</text:p>
          </table:table-cell>
          <table:table-cell office:value-type="float" office:value="3553.0666912343299" table:style-name="ce1">
            <text:p>3553.066691</text:p>
          </table:table-cell>
          <table:table-cell office:value-type="float" office:value="4042.6531872625701" table:style-name="ce1">
            <text:p>4042.653187</text:p>
          </table:table-cell>
          <table:table-cell office:value-type="float" office:value="3935.8653084746902" table:style-name="ce1">
            <text:p>3935.865308</text:p>
          </table:table-cell>
          <table:table-cell office:value-type="float" office:value="2494.71162882101" table:style-name="ce1">
            <text:p>2494.711629</text:p>
          </table:table-cell>
          <table:table-cell office:value-type="float" office:value="5033.4259145352999" table:style-name="ce1">
            <text:p>5033.42591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HORENTJE</text:p>
          </table:table-cell>
          <table:table-cell office:value-type="float" office:value="2368.0871199415501" table:style-name="ce1">
            <text:p>2368.08712</text:p>
          </table:table-cell>
          <table:table-cell office:value-type="float" office:value="185.40873015873001" table:style-name="ce1">
            <text:p>185.4087302</text:p>
          </table:table-cell>
          <table:table-cell office:value-type="float" office:value="2209.6196075653102" table:style-name="ce1">
            <text:p>2209.619608</text:p>
          </table:table-cell>
          <table:table-cell office:value-type="float" office:value="921.98727422003299" table:style-name="ce1">
            <text:p>921.9872742</text:p>
          </table:table-cell>
          <table:table-cell office:value-type="float" office:value="2737.2710498730098" table:style-name="ce1">
            <text:p>2737.27105</text:p>
          </table:table-cell>
          <table:table-cell office:value-type="float" office:value="3330.6041342643398" table:style-name="ce1">
            <text:p>3330.604134</text:p>
          </table:table-cell>
          <table:table-cell office:value-type="float" office:value="3820.19063029259" table:style-name="ce1">
            <text:p>3820.19063</text:p>
          </table:table-cell>
          <table:table-cell office:value-type="float" office:value="3713.4027515047101" table:style-name="ce1">
            <text:p>3713.402752</text:p>
          </table:table-cell>
          <table:table-cell office:value-type="float" office:value="2272.2490718510298" table:style-name="ce1">
            <text:p>2272.249072</text:p>
          </table:table-cell>
          <table:table-cell office:value-type="float" office:value="4810.9633575653097" table:style-name="ce1">
            <text:p>4810.9633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ZITTI</text:p>
          </table:table-cell>
          <table:table-cell office:value-type="float" office:value="2215.8688659733002" table:style-name="ce1">
            <text:p>2215.868866</text:p>
          </table:table-cell>
          <table:table-cell office:value-type="float" office:value="33.190476190476197" table:style-name="ce1">
            <text:p>33.19047619</text:p>
          </table:table-cell>
          <table:table-cell office:value-type="float" office:value="2057.4013535970598" table:style-name="ce1">
            <text:p>2057.401354</text:p>
          </table:table-cell>
          <table:table-cell office:value-type="float" office:value="2260.3236476583602" table:style-name="ce1">
            <text:p>2260.323648</text:p>
          </table:table-cell>
          <table:table-cell office:value-type="float" office:value="1094.4981684981699" table:style-name="ce1">
            <text:p>1094.498168</text:p>
          </table:table-cell>
          <table:table-cell office:value-type="float" office:value="3178.3858802960899" table:style-name="ce1">
            <text:p>3178.38588</text:p>
          </table:table-cell>
          <table:table-cell office:value-type="float" office:value="3667.9723763243301" table:style-name="ce1">
            <text:p>3667.972376</text:p>
          </table:table-cell>
          <table:table-cell office:value-type="float" office:value="3561.1844975364502" table:style-name="ce1">
            <text:p>3561.184498</text:p>
          </table:table-cell>
          <table:table-cell office:value-type="float" office:value="2120.03081788278" table:style-name="ce1">
            <text:p>2120.030818</text:p>
          </table:table-cell>
          <table:table-cell office:value-type="float" office:value="4658.7451035970598" table:style-name="ce1">
            <text:p>4658.74510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PIRELLI</text:p>
          </table:table-cell>
          <table:table-cell office:value-type="float" office:value="2432.5509388024302" table:style-name="ce1">
            <text:p>2432.550939</text:p>
          </table:table-cell>
          <table:table-cell office:value-type="float" office:value="249.87254901960799" table:style-name="ce1">
            <text:p>249.872549</text:p>
          </table:table-cell>
          <table:table-cell office:value-type="float" office:value="2274.0834264261898" table:style-name="ce1">
            <text:p>2274.083426</text:p>
          </table:table-cell>
          <table:table-cell office:value-type="float" office:value="2477.0057204874902" table:style-name="ce1">
            <text:p>2477.00572</text:p>
          </table:table-cell>
          <table:table-cell office:value-type="float" office:value="2801.7348687338799" table:style-name="ce1">
            <text:p>2801.734869</text:p>
          </table:table-cell>
          <table:table-cell office:value-type="float" office:value="1904.5133257186401" table:style-name="ce1">
            <text:p>1904.513326</text:p>
          </table:table-cell>
          <table:table-cell office:value-type="float" office:value="3884.6544491534601" table:style-name="ce1">
            <text:p>3884.654449</text:p>
          </table:table-cell>
          <table:table-cell office:value-type="float" office:value="3777.8665703655902" table:style-name="ce1">
            <text:p>3777.86657</text:p>
          </table:table-cell>
          <table:table-cell office:value-type="float" office:value="2336.7128907119099" table:style-name="ce1">
            <text:p>2336.712891</text:p>
          </table:table-cell>
          <table:table-cell office:value-type="float" office:value="4875.4271764261903" table:style-name="ce1">
            <text:p>4875.42717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ERMICELLI</text:p>
          </table:table-cell>
          <table:table-cell office:value-type="float" office:value="2445.94505644949" table:style-name="ce1">
            <text:p>2445.945056</text:p>
          </table:table-cell>
          <table:table-cell office:value-type="float" office:value="263.26666666666699" table:style-name="ce1">
            <text:p>263.2666667</text:p>
          </table:table-cell>
          <table:table-cell office:value-type="float" office:value="2287.4775440732501" table:style-name="ce1">
            <text:p>2287.477544</text:p>
          </table:table-cell>
          <table:table-cell office:value-type="float" office:value="2490.39983813455" table:style-name="ce1">
            <text:p>2490.399838</text:p>
          </table:table-cell>
          <table:table-cell office:value-type="float" office:value="2815.1289863809402" table:style-name="ce1">
            <text:p>2815.128986</text:p>
          </table:table-cell>
          <table:table-cell office:value-type="float" office:value="3408.4620707722802" table:style-name="ce1">
            <text:p>3408.462071</text:p>
          </table:table-cell>
          <table:table-cell office:value-type="float" office:value="2407.4939393939399" table:style-name="ce1">
            <text:p>2407.493939</text:p>
          </table:table-cell>
          <table:table-cell office:value-type="float" office:value="3791.26068801264" table:style-name="ce1">
            <text:p>3791.260688</text:p>
          </table:table-cell>
          <table:table-cell office:value-type="float" office:value="2350.1070083589598" table:style-name="ce1">
            <text:p>2350.107008</text:p>
          </table:table-cell>
          <table:table-cell office:value-type="float" office:value="4888.8212940732501" table:style-name="ce1">
            <text:p>4888.82129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Other</text:p>
          </table:table-cell>
          <table:table-cell office:value-type="float" office:value="2382.4998183542498" table:style-name="ce1">
            <text:p>2382.499818</text:p>
          </table:table-cell>
          <table:table-cell office:value-type="float" office:value="199.82142857142901" table:style-name="ce1">
            <text:p>199.8214286</text:p>
          </table:table-cell>
          <table:table-cell office:value-type="float" office:value="2224.0323059780098" table:style-name="ce1">
            <text:p>2224.032306</text:p>
          </table:table-cell>
          <table:table-cell office:value-type="float" office:value="2426.9546000393202" table:style-name="ce1">
            <text:p>2426.9546</text:p>
          </table:table-cell>
          <table:table-cell office:value-type="float" office:value="2751.68374828571" table:style-name="ce1">
            <text:p>2751.683748</text:p>
          </table:table-cell>
          <table:table-cell office:value-type="float" office:value="3345.0168326770399" table:style-name="ce1">
            <text:p>3345.016833</text:p>
          </table:table-cell>
          <table:table-cell office:value-type="float" office:value="3834.6033287052901" table:style-name="ce1">
            <text:p>3834.603329</text:p>
          </table:table-cell>
          <table:table-cell office:value-type="float" office:value="2237.2608225108202" table:style-name="ce1">
            <text:p>2237.260823</text:p>
          </table:table-cell>
          <table:table-cell office:value-type="float" office:value="2286.66177026373" table:style-name="ce1">
            <text:p>2286.66177</text:p>
          </table:table-cell>
          <table:table-cell office:value-type="float" office:value="4825.3760559780103" table:style-name="ce1">
            <text:p>4825.3760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LLEBOOGJES</text:p>
          </table:table-cell>
          <table:table-cell office:value-type="float" office:value="2365.3450564494901" table:style-name="ce1">
            <text:p>2365.345056</text:p>
          </table:table-cell>
          <table:table-cell office:value-type="float" office:value="182.666666666667" table:style-name="ce1">
            <text:p>182.6666667</text:p>
          </table:table-cell>
          <table:table-cell office:value-type="float" office:value="2206.8775440732502" table:style-name="ce1">
            <text:p>2206.877544</text:p>
          </table:table-cell>
          <table:table-cell office:value-type="float" office:value="2409.7998381345501" table:style-name="ce1">
            <text:p>2409.799838</text:p>
          </table:table-cell>
          <table:table-cell office:value-type="float" office:value="2734.5289863809398" table:style-name="ce1">
            <text:p>2734.528986</text:p>
          </table:table-cell>
          <table:table-cell office:value-type="float" office:value="3327.8620707722798" table:style-name="ce1">
            <text:p>3327.862071</text:p>
          </table:table-cell>
          <table:table-cell office:value-type="float" office:value="3817.44856680052" table:style-name="ce1">
            <text:p>3817.448567</text:p>
          </table:table-cell>
          <table:table-cell office:value-type="float" office:value="3710.6606880126401" table:style-name="ce1">
            <text:p>3710.660688</text:p>
          </table:table-cell>
          <table:table-cell office:value-type="float" office:value="778.95238095238096" table:style-name="ce1">
            <text:p>778.952381</text:p>
          </table:table-cell>
          <table:table-cell office:value-type="float" office:value="4808.2212940732497" table:style-name="ce1">
            <text:p>4808.22129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IE</text:p>
          </table:table-cell>
          <table:table-cell office:value-type="float" office:value="2182.67838978282" table:style-name="ce1">
            <text:p>2182.67839</text:p>
          </table:table-cell>
          <table:table-cell office:value-type="float" office:value="0" table:style-name="ce1">
            <text:p>0</text:p>
          </table:table-cell>
          <table:table-cell office:value-type="float" office:value="2024.21087740658" table:style-name="ce1">
            <text:p>2024.210877</text:p>
          </table:table-cell>
          <table:table-cell office:value-type="float" office:value="2227.13317146789" table:style-name="ce1">
            <text:p>2227.133171</text:p>
          </table:table-cell>
          <table:table-cell office:value-type="float" office:value="2551.8623197142801" table:style-name="ce1">
            <text:p>2551.86232</text:p>
          </table:table-cell>
          <table:table-cell office:value-type="float" office:value="3145.1954041056101" table:style-name="ce1">
            <text:p>3145.195404</text:p>
          </table:table-cell>
          <table:table-cell office:value-type="float" office:value="3634.7819001338598" table:style-name="ce1">
            <text:p>3634.7819</text:p>
          </table:table-cell>
          <table:table-cell office:value-type="float" office:value="3527.9940213459799" table:style-name="ce1">
            <text:p>3527.994021</text:p>
          </table:table-cell>
          <table:table-cell office:value-type="float" office:value="2086.8403416923002" table:style-name="ce1">
            <text:p>2086.840342</text:p>
          </table:table-cell>
          <table:table-cell office:value-type="float" office:value="3135" table:style-name="ce1">
            <text:p>3135</text:p>
          </table:table-cell>
          <table:table-cell table:number-columns-repeated="16373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jdavid</dc:creator>
    <dc:date>2019-04-04T10:18:19Z</dc:date>
  </office:meta>
</office:document-meta>
</file>